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2.44mm" svg:height="147.66mm" svg:x="227.15mm" svg:y="28mm">
            <draw:object draw:notify-on-update-of-ranges="Sheet1.A35:Sheet1.A35 Sheet1.B35:Sheet1.I35 Sheet1.A36:Sheet1.A36 Sheet1.B36:Sheet1.I36 Sheet1.B37:Sheet1.I37 Sheet1.B37:Sheet1.I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float" office:value="2.81707" calcext:value-type="float">
            <text:p>2.81707</text:p>
          </table:table-cell>
          <table:table-cell office:value-type="float" office:value="1.606515" calcext:value-type="float">
            <text:p>1.606515</text:p>
          </table:table-cell>
          <table:table-cell office:value-type="float" office:value="1.011097" calcext:value-type="float">
            <text:p>1.011097</text:p>
          </table:table-cell>
          <table:table-cell office:value-type="float" office:value="0.783039" calcext:value-type="float">
            <text:p>0.783039</text:p>
          </table:table-cell>
          <table:table-cell office:value-type="float" office:value="0.751014" calcext:value-type="float">
            <text:p>0.751014</text:p>
          </table:table-cell>
          <table:table-cell office:value-type="float" office:value="0.732477" calcext:value-type="float">
            <text:p>0.732477</text:p>
          </table:table-cell>
          <table:table-cell office:value-type="float" office:value="0.683291" calcext:value-type="float">
            <text:p>0.683291</text:p>
          </table:table-cell>
          <table:table-cell office:value-type="float" office:value="0.733491" calcext:value-type="float">
            <text:p>0.733491</text:p>
          </table:table-cell>
        </table:table-row>
        <table:table-row table:style-name="ro1">
          <table:table-cell/>
          <table:table-cell office:value-type="float" office:value="2.765166" calcext:value-type="float">
            <text:p>2.765166</text:p>
          </table:table-cell>
          <table:table-cell office:value-type="float" office:value="1.600586" calcext:value-type="float">
            <text:p>1.600586</text:p>
          </table:table-cell>
          <table:table-cell office:value-type="float" office:value="1.007367" calcext:value-type="float">
            <text:p>1.007367</text:p>
          </table:table-cell>
          <table:table-cell office:value-type="float" office:value="0.766603" calcext:value-type="float">
            <text:p>0.766603</text:p>
          </table:table-cell>
          <table:table-cell office:value-type="float" office:value="0.733532" calcext:value-type="float">
            <text:p>0.733532</text:p>
          </table:table-cell>
          <table:table-cell office:value-type="float" office:value="0.766641" calcext:value-type="float">
            <text:p>0.766641</text:p>
          </table:table-cell>
          <table:table-cell office:value-type="float" office:value="0.656906" calcext:value-type="float">
            <text:p>0.656906</text:p>
          </table:table-cell>
          <table:table-cell office:value-type="float" office:value="0.706001" calcext:value-type="float">
            <text:p>0.706001</text:p>
          </table:table-cell>
        </table:table-row>
        <table:table-row table:style-name="ro1">
          <table:table-cell/>
          <table:table-cell office:value-type="float" office:value="2.765287" calcext:value-type="float">
            <text:p>2.765287</text:p>
          </table:table-cell>
          <table:table-cell office:value-type="float" office:value="1.605403" calcext:value-type="float">
            <text:p>1.605403</text:p>
          </table:table-cell>
          <table:table-cell office:value-type="float" office:value="1.007234" calcext:value-type="float">
            <text:p>1.007234</text:p>
          </table:table-cell>
          <table:table-cell office:value-type="float" office:value="0.778327" calcext:value-type="float">
            <text:p>0.778327</text:p>
          </table:table-cell>
          <table:table-cell office:value-type="float" office:value="0.743769" calcext:value-type="float">
            <text:p>0.743769</text:p>
          </table:table-cell>
          <table:table-cell office:value-type="float" office:value="0.723403" calcext:value-type="float">
            <text:p>0.723403</text:p>
          </table:table-cell>
          <table:table-cell office:value-type="float" office:value="0.680436" calcext:value-type="float">
            <text:p>0.680436</text:p>
          </table:table-cell>
          <table:table-cell office:value-type="float" office:value="0.720613" calcext:value-type="float">
            <text:p>0.720613</text:p>
          </table:table-cell>
        </table:table-row>
        <table:table-row table:style-name="ro1">
          <table:table-cell/>
          <table:table-cell office:value-type="float" office:value="2.766928" calcext:value-type="float">
            <text:p>2.766928</text:p>
          </table:table-cell>
          <table:table-cell office:value-type="float" office:value="1.600556" calcext:value-type="float">
            <text:p>1.600556</text:p>
          </table:table-cell>
          <table:table-cell office:value-type="float" office:value="1.007574" calcext:value-type="float">
            <text:p>1.007574</text:p>
          </table:table-cell>
          <table:table-cell office:value-type="float" office:value="0.787575" calcext:value-type="float">
            <text:p>0.787575</text:p>
          </table:table-cell>
          <table:table-cell office:value-type="float" office:value="0.737293" calcext:value-type="float">
            <text:p>0.737293</text:p>
          </table:table-cell>
          <table:table-cell office:value-type="float" office:value="0.738578" calcext:value-type="float">
            <text:p>0.738578</text:p>
          </table:table-cell>
          <table:table-cell office:value-type="float" office:value="0.700393" calcext:value-type="float">
            <text:p>0.700393</text:p>
          </table:table-cell>
          <table:table-cell office:value-type="float" office:value="0.726117" calcext:value-type="float">
            <text:p>0.726117</text:p>
          </table:table-cell>
        </table:table-row>
        <table:table-row table:style-name="ro1">
          <table:table-cell/>
          <table:table-cell office:value-type="float" office:value="2.766015" calcext:value-type="float">
            <text:p>2.766015</text:p>
          </table:table-cell>
          <table:table-cell office:value-type="float" office:value="1.611891" calcext:value-type="float">
            <text:p>1.611891</text:p>
          </table:table-cell>
          <table:table-cell office:value-type="float" office:value="1.007706" calcext:value-type="float">
            <text:p>1.007706</text:p>
          </table:table-cell>
          <table:table-cell office:value-type="float" office:value="0.785314" calcext:value-type="float">
            <text:p>0.785314</text:p>
          </table:table-cell>
          <table:table-cell office:value-type="float" office:value="0.746229" calcext:value-type="float">
            <text:p>0.746229</text:p>
          </table:table-cell>
          <table:table-cell office:value-type="float" office:value="0.734575" calcext:value-type="float">
            <text:p>0.734575</text:p>
          </table:table-cell>
          <table:table-cell office:value-type="float" office:value="0.72764" calcext:value-type="float">
            <text:p>0.72764</text:p>
          </table:table-cell>
          <table:table-cell office:value-type="float" office:value="0.724577" calcext:value-type="float">
            <text:p>0.724577</text:p>
          </table:table-cell>
        </table:table-row>
        <table:table-row table:style-name="ro1">
          <table:table-cell/>
          <table:table-cell office:value-type="float" office:value="2.760501" calcext:value-type="float">
            <text:p>2.760501</text:p>
          </table:table-cell>
          <table:table-cell office:value-type="float" office:value="1.600526" calcext:value-type="float">
            <text:p>1.600526</text:p>
          </table:table-cell>
          <table:table-cell office:value-type="float" office:value="1.008283" calcext:value-type="float">
            <text:p>1.008283</text:p>
          </table:table-cell>
          <table:table-cell office:value-type="float" office:value="0.780617" calcext:value-type="float">
            <text:p>0.780617</text:p>
          </table:table-cell>
          <table:table-cell office:value-type="float" office:value="0.736542" calcext:value-type="float">
            <text:p>0.736542</text:p>
          </table:table-cell>
          <table:table-cell office:value-type="float" office:value="0.755913" calcext:value-type="float">
            <text:p>0.755913</text:p>
          </table:table-cell>
          <table:table-cell office:value-type="float" office:value="0.711537" calcext:value-type="float">
            <text:p>0.711537</text:p>
          </table:table-cell>
          <table:table-cell office:value-type="float" office:value="0.732225" calcext:value-type="float">
            <text:p>0.732225</text:p>
          </table:table-cell>
        </table:table-row>
        <table:table-row table:style-name="ro1">
          <table:table-cell/>
          <table:table-cell office:value-type="float" office:value="2.755548" calcext:value-type="float">
            <text:p>2.755548</text:p>
          </table:table-cell>
          <table:table-cell office:value-type="float" office:value="1.605168" calcext:value-type="float">
            <text:p>1.605168</text:p>
          </table:table-cell>
          <table:table-cell office:value-type="float" office:value="1.006339" calcext:value-type="float">
            <text:p>1.006339</text:p>
          </table:table-cell>
          <table:table-cell office:value-type="float" office:value="0.784404" calcext:value-type="float">
            <text:p>0.784404</text:p>
          </table:table-cell>
          <table:table-cell office:value-type="float" office:value="0.73514" calcext:value-type="float">
            <text:p>0.73514</text:p>
          </table:table-cell>
          <table:table-cell office:value-type="float" office:value="0.74745" calcext:value-type="float">
            <text:p>0.74745</text:p>
          </table:table-cell>
          <table:table-cell office:value-type="float" office:value="0.720599" calcext:value-type="float">
            <text:p>0.720599</text:p>
          </table:table-cell>
          <table:table-cell office:value-type="float" office:value="0.675911" calcext:value-type="float">
            <text:p>0.675911</text:p>
          </table:table-cell>
        </table:table-row>
        <table:table-row table:style-name="ro1">
          <table:table-cell/>
          <table:table-cell office:value-type="float" office:value="2.759194" calcext:value-type="float">
            <text:p>2.759194</text:p>
          </table:table-cell>
          <table:table-cell office:value-type="float" office:value="1.611056" calcext:value-type="float">
            <text:p>1.611056</text:p>
          </table:table-cell>
          <table:table-cell office:value-type="float" office:value="1.006903" calcext:value-type="float">
            <text:p>1.006903</text:p>
          </table:table-cell>
          <table:table-cell office:value-type="float" office:value="0.775789" calcext:value-type="float">
            <text:p>0.775789</text:p>
          </table:table-cell>
          <table:table-cell office:value-type="float" office:value="0.762016" calcext:value-type="float">
            <text:p>0.762016</text:p>
          </table:table-cell>
          <table:table-cell office:value-type="float" office:value="0.727818" calcext:value-type="float">
            <text:p>0.727818</text:p>
          </table:table-cell>
          <table:table-cell office:value-type="float" office:value="0.680972" calcext:value-type="float">
            <text:p>0.680972</text:p>
          </table:table-cell>
          <table:table-cell office:value-type="float" office:value="0.714986" calcext:value-type="float">
            <text:p>0.714986</text:p>
          </table:table-cell>
        </table:table-row>
        <table:table-row table:style-name="ro1">
          <table:table-cell/>
          <table:table-cell office:value-type="float" office:value="2.75725" calcext:value-type="float">
            <text:p>2.75725</text:p>
          </table:table-cell>
          <table:table-cell office:value-type="float" office:value="1.611449" calcext:value-type="float">
            <text:p>1.611449</text:p>
          </table:table-cell>
          <table:table-cell office:value-type="float" office:value="1.005233" calcext:value-type="float">
            <text:p>1.005233</text:p>
          </table:table-cell>
          <table:table-cell office:value-type="float" office:value="0.785543" calcext:value-type="float">
            <text:p>0.785543</text:p>
          </table:table-cell>
          <table:table-cell office:value-type="float" office:value="0.780017" calcext:value-type="float">
            <text:p>0.780017</text:p>
          </table:table-cell>
          <table:table-cell office:value-type="float" office:value="0.721304" calcext:value-type="float">
            <text:p>0.721304</text:p>
          </table:table-cell>
          <table:table-cell office:value-type="float" office:value="0.676096" calcext:value-type="float">
            <text:p>0.676096</text:p>
          </table:table-cell>
          <table:table-cell office:value-type="float" office:value="0.718106" calcext:value-type="float">
            <text:p>0.718106</text:p>
          </table:table-cell>
        </table:table-row>
        <table:table-row table:style-name="ro1">
          <table:table-cell/>
          <table:table-cell office:value-type="float" office:value="2.756386" calcext:value-type="float">
            <text:p>2.756386</text:p>
          </table:table-cell>
          <table:table-cell office:value-type="float" office:value="1.600372" calcext:value-type="float">
            <text:p>1.600372</text:p>
          </table:table-cell>
          <table:table-cell office:value-type="float" office:value="1.004708" calcext:value-type="float">
            <text:p>1.004708</text:p>
          </table:table-cell>
          <table:table-cell office:value-type="float" office:value="0.767051" calcext:value-type="float">
            <text:p>0.767051</text:p>
          </table:table-cell>
          <table:table-cell office:value-type="float" office:value="0.728682" calcext:value-type="float">
            <text:p>0.728682</text:p>
          </table:table-cell>
          <table:table-cell office:value-type="float" office:value="0.713426" calcext:value-type="float">
            <text:p>0.713426</text:p>
          </table:table-cell>
          <table:table-cell office:value-type="float" office:value="0.693474" calcext:value-type="float">
            <text:p>0.693474</text:p>
          </table:table-cell>
          <table:table-cell office:value-type="float" office:value="0.736457" calcext:value-type="float">
            <text:p>0.736457</text:p>
          </table:table-cell>
        </table:table-row>
        <table:table-row table:style-name="ro1">
          <table:table-cell/>
          <table:table-cell office:value-type="float" office:value="2.75597" calcext:value-type="float">
            <text:p>2.75597</text:p>
          </table:table-cell>
          <table:table-cell office:value-type="float" office:value="1.60153" calcext:value-type="float">
            <text:p>1.60153</text:p>
          </table:table-cell>
          <table:table-cell office:value-type="float" office:value="1.014245" calcext:value-type="float">
            <text:p>1.014245</text:p>
          </table:table-cell>
          <table:table-cell office:value-type="float" office:value="0.768507" calcext:value-type="float">
            <text:p>0.768507</text:p>
          </table:table-cell>
          <table:table-cell office:value-type="float" office:value="0.739831" calcext:value-type="float">
            <text:p>0.739831</text:p>
          </table:table-cell>
          <table:table-cell office:value-type="float" office:value="0.728788" calcext:value-type="float">
            <text:p>0.728788</text:p>
          </table:table-cell>
          <table:table-cell office:value-type="float" office:value="0.710352" calcext:value-type="float">
            <text:p>0.710352</text:p>
          </table:table-cell>
          <table:table-cell office:value-type="float" office:value="0.712107" calcext:value-type="float">
            <text:p>0.712107</text:p>
          </table:table-cell>
        </table:table-row>
        <table:table-row table:style-name="ro1">
          <table:table-cell/>
          <table:table-cell office:value-type="float" office:value="2.757562" calcext:value-type="float">
            <text:p>2.757562</text:p>
          </table:table-cell>
          <table:table-cell office:value-type="float" office:value="1.601014" calcext:value-type="float">
            <text:p>1.601014</text:p>
          </table:table-cell>
          <table:table-cell office:value-type="float" office:value="1.006792" calcext:value-type="float">
            <text:p>1.006792</text:p>
          </table:table-cell>
          <table:table-cell office:value-type="float" office:value="0.762658" calcext:value-type="float">
            <text:p>0.762658</text:p>
          </table:table-cell>
          <table:table-cell office:value-type="float" office:value="0.72954" calcext:value-type="float">
            <text:p>0.72954</text:p>
          </table:table-cell>
          <table:table-cell office:value-type="float" office:value="0.738606" calcext:value-type="float">
            <text:p>0.738606</text:p>
          </table:table-cell>
          <table:table-cell office:value-type="float" office:value="0.72688" calcext:value-type="float">
            <text:p>0.72688</text:p>
          </table:table-cell>
          <table:table-cell office:value-type="float" office:value="0.726371" calcext:value-type="float">
            <text:p>0.726371</text:p>
          </table:table-cell>
        </table:table-row>
        <table:table-row table:style-name="ro1">
          <table:table-cell/>
          <table:table-cell office:value-type="float" office:value="2.75624" calcext:value-type="float">
            <text:p>2.75624</text:p>
          </table:table-cell>
          <table:table-cell office:value-type="float" office:value="1.601546" calcext:value-type="float">
            <text:p>1.601546</text:p>
          </table:table-cell>
          <table:table-cell office:value-type="float" office:value="1.005695" calcext:value-type="float">
            <text:p>1.005695</text:p>
          </table:table-cell>
          <table:table-cell office:value-type="float" office:value="0.786635" calcext:value-type="float">
            <text:p>0.786635</text:p>
          </table:table-cell>
          <table:table-cell office:value-type="float" office:value="0.738341" calcext:value-type="float">
            <text:p>0.738341</text:p>
          </table:table-cell>
          <table:table-cell office:value-type="float" office:value="0.724022" calcext:value-type="float">
            <text:p>0.724022</text:p>
          </table:table-cell>
          <table:table-cell office:value-type="float" office:value="0.710513" calcext:value-type="float">
            <text:p>0.710513</text:p>
          </table:table-cell>
          <table:table-cell office:value-type="float" office:value="0.740794" calcext:value-type="float">
            <text:p>0.740794</text:p>
          </table:table-cell>
        </table:table-row>
        <table:table-row table:style-name="ro1">
          <table:table-cell/>
          <table:table-cell office:value-type="float" office:value="2.757312" calcext:value-type="float">
            <text:p>2.757312</text:p>
          </table:table-cell>
          <table:table-cell office:value-type="float" office:value="1.601574" calcext:value-type="float">
            <text:p>1.601574</text:p>
          </table:table-cell>
          <table:table-cell office:value-type="float" office:value="0.999534" calcext:value-type="float">
            <text:p>0.999534</text:p>
          </table:table-cell>
          <table:table-cell office:value-type="float" office:value="0.774775" calcext:value-type="float">
            <text:p>0.774775</text:p>
          </table:table-cell>
          <table:table-cell office:value-type="float" office:value="0.756807" calcext:value-type="float">
            <text:p>0.756807</text:p>
          </table:table-cell>
          <table:table-cell office:value-type="float" office:value="0.728505" calcext:value-type="float">
            <text:p>0.728505</text:p>
          </table:table-cell>
          <table:table-cell office:value-type="float" office:value="0.67776" calcext:value-type="float">
            <text:p>0.67776</text:p>
          </table:table-cell>
          <table:table-cell office:value-type="float" office:value="0.713879" calcext:value-type="float">
            <text:p>0.713879</text:p>
          </table:table-cell>
        </table:table-row>
        <table:table-row table:style-name="ro1">
          <table:table-cell/>
          <table:table-cell office:value-type="float" office:value="2.756164" calcext:value-type="float">
            <text:p>2.756164</text:p>
          </table:table-cell>
          <table:table-cell office:value-type="float" office:value="1.613521" calcext:value-type="float">
            <text:p>1.613521</text:p>
          </table:table-cell>
          <table:table-cell office:value-type="float" office:value="1.007015" calcext:value-type="float">
            <text:p>1.007015</text:p>
          </table:table-cell>
          <table:table-cell office:value-type="float" office:value="0.770865" calcext:value-type="float">
            <text:p>0.770865</text:p>
          </table:table-cell>
          <table:table-cell office:value-type="float" office:value="0.747291" calcext:value-type="float">
            <text:p>0.747291</text:p>
          </table:table-cell>
          <table:table-cell office:value-type="float" office:value="0.733012" calcext:value-type="float">
            <text:p>0.733012</text:p>
          </table:table-cell>
          <table:table-cell office:value-type="float" office:value="0.677331" calcext:value-type="float">
            <text:p>0.677331</text:p>
          </table:table-cell>
          <table:table-cell office:value-type="float" office:value="0.69734" calcext:value-type="float">
            <text:p>0.69734</text:p>
          </table:table-cell>
        </table:table-row>
        <table:table-row table:style-name="ro1">
          <table:table-cell/>
          <table:table-cell office:value-type="float" office:value="2.756428" calcext:value-type="float">
            <text:p>2.756428</text:p>
          </table:table-cell>
          <table:table-cell office:value-type="float" office:value="1.612029" calcext:value-type="float">
            <text:p>1.612029</text:p>
          </table:table-cell>
          <table:table-cell office:value-type="float" office:value="1.005667" calcext:value-type="float">
            <text:p>1.005667</text:p>
          </table:table-cell>
          <table:table-cell office:value-type="float" office:value="0.764957" calcext:value-type="float">
            <text:p>0.764957</text:p>
          </table:table-cell>
          <table:table-cell office:value-type="float" office:value="0.749745" calcext:value-type="float">
            <text:p>0.749745</text:p>
          </table:table-cell>
          <table:table-cell office:value-type="float" office:value="0.730469" calcext:value-type="float">
            <text:p>0.730469</text:p>
          </table:table-cell>
          <table:table-cell office:value-type="float" office:value="0.735134" calcext:value-type="float">
            <text:p>0.735134</text:p>
          </table:table-cell>
          <table:table-cell office:value-type="float" office:value="0.681565" calcext:value-type="float">
            <text:p>0.681565</text:p>
          </table:table-cell>
        </table:table-row>
        <table:table-row table:style-name="ro1">
          <table:table-cell/>
          <table:table-cell office:value-type="float" office:value="2.757392" calcext:value-type="float">
            <text:p>2.757392</text:p>
          </table:table-cell>
          <table:table-cell office:value-type="float" office:value="1.60517" calcext:value-type="float">
            <text:p>1.60517</text:p>
          </table:table-cell>
          <table:table-cell office:value-type="float" office:value="1.000776" calcext:value-type="float">
            <text:p>1.000776</text:p>
          </table:table-cell>
          <table:table-cell office:value-type="float" office:value="0.756522" calcext:value-type="float">
            <text:p>0.756522</text:p>
          </table:table-cell>
          <table:table-cell office:value-type="float" office:value="0.764179" calcext:value-type="float">
            <text:p>0.764179</text:p>
          </table:table-cell>
          <table:table-cell office:value-type="float" office:value="0.718146" calcext:value-type="float">
            <text:p>0.718146</text:p>
          </table:table-cell>
          <table:table-cell office:value-type="float" office:value="0.708336" calcext:value-type="float">
            <text:p>0.708336</text:p>
          </table:table-cell>
          <table:table-cell office:value-type="float" office:value="0.687063" calcext:value-type="float">
            <text:p>0.687063</text:p>
          </table:table-cell>
        </table:table-row>
        <table:table-row table:style-name="ro1">
          <table:table-cell/>
          <table:table-cell office:value-type="float" office:value="2.755261" calcext:value-type="float">
            <text:p>2.755261</text:p>
          </table:table-cell>
          <table:table-cell office:value-type="float" office:value="1.604481" calcext:value-type="float">
            <text:p>1.604481</text:p>
          </table:table-cell>
          <table:table-cell office:value-type="float" office:value="1.006307" calcext:value-type="float">
            <text:p>1.006307</text:p>
          </table:table-cell>
          <table:table-cell office:value-type="float" office:value="0.780938" calcext:value-type="float">
            <text:p>0.780938</text:p>
          </table:table-cell>
          <table:table-cell office:value-type="float" office:value="0.763099" calcext:value-type="float">
            <text:p>0.763099</text:p>
          </table:table-cell>
          <table:table-cell office:value-type="float" office:value="0.705538" calcext:value-type="float">
            <text:p>0.705538</text:p>
          </table:table-cell>
          <table:table-cell office:value-type="float" office:value="0.705607" calcext:value-type="float">
            <text:p>0.705607</text:p>
          </table:table-cell>
          <table:table-cell office:value-type="float" office:value="0.729306" calcext:value-type="float">
            <text:p>0.729306</text:p>
          </table:table-cell>
        </table:table-row>
        <table:table-row table:style-name="ro1">
          <table:table-cell/>
          <table:table-cell office:value-type="float" office:value="2.757383" calcext:value-type="float">
            <text:p>2.757383</text:p>
          </table:table-cell>
          <table:table-cell office:value-type="float" office:value="1.608306" calcext:value-type="float">
            <text:p>1.608306</text:p>
          </table:table-cell>
          <table:table-cell office:value-type="float" office:value="1.012127" calcext:value-type="float">
            <text:p>1.012127</text:p>
          </table:table-cell>
          <table:table-cell office:value-type="float" office:value="0.760382" calcext:value-type="float">
            <text:p>0.760382</text:p>
          </table:table-cell>
          <table:table-cell office:value-type="float" office:value="0.734717" calcext:value-type="float">
            <text:p>0.734717</text:p>
          </table:table-cell>
          <table:table-cell office:value-type="float" office:value="0.709206" calcext:value-type="float">
            <text:p>0.709206</text:p>
          </table:table-cell>
          <table:table-cell office:value-type="float" office:value="0.69814" calcext:value-type="float">
            <text:p>0.69814</text:p>
          </table:table-cell>
          <table:table-cell office:value-type="float" office:value="0.724503" calcext:value-type="float">
            <text:p>0.724503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vg. time</text:p>
          </table:table-cell>
          <table:table-cell table:style-name="ce1" table:formula="of:=AVERAGE([.B7:.B25])" office:value-type="float" office:value="2.76205563157895" calcext:value-type="float">
            <text:p>2.76</text:p>
          </table:table-cell>
          <table:table-cell table:style-name="ce1" table:formula="of:=AVERAGE([.C7:.C25])" office:value-type="float" office:value="1.60540489473684" calcext:value-type="float">
            <text:p>1.61</text:p>
          </table:table-cell>
          <table:table-cell table:style-name="ce1" table:formula="of:=AVERAGE([.D7:.D25])" office:value-type="float" office:value="1.00687378947368" calcext:value-type="float">
            <text:p>1.01</text:p>
          </table:table-cell>
          <table:table-cell table:style-name="ce1" table:formula="of:=AVERAGE([.E7:.E25])" office:value-type="float" office:value="0.774763210526316" calcext:value-type="float">
            <text:p>0.77</text:p>
          </table:table-cell>
          <table:table-cell table:style-name="ce1" table:formula="of:=AVERAGE([.F7:.F25])" office:value-type="float" office:value="0.746199157894737" calcext:value-type="float">
            <text:p>0.75</text:p>
          </table:table-cell>
          <table:table-cell table:style-name="ce1" table:formula="of:=AVERAGE([.G7:.G25])" office:value-type="float" office:value="0.730414578947368" calcext:value-type="float">
            <text:p>0.73</text:p>
          </table:table-cell>
          <table:table-cell table:style-name="ce1" table:formula="of:=AVERAGE([.H7:.H25])" office:value-type="float" office:value="0.699020894736842" calcext:value-type="float">
            <text:p>0.70</text:p>
          </table:table-cell>
          <table:table-cell table:style-name="ce1" table:formula="of:=AVERAGE([.I7:.I25])" office:value-type="float" office:value="0.715863789473684" calcext:value-type="float">
            <text:p>0.72</text:p>
          </table:table-cell>
        </table:table-row>
        <table:table-row table:style-name="ro1">
          <table:table-cell office:value-type="string" calcext:value-type="string">
            <text:p>SDV</text:p>
          </table:table-cell>
          <table:table-cell table:style-name="ce2" table:formula="of:=STDEV([.B7:.B25])" office:value-type="float" office:value="0.0138724148951577" calcext:value-type="float">
            <text:p>0.014</text:p>
          </table:table-cell>
          <table:table-cell table:style-name="ce2" table:formula="of:=STDEV([.C7:.C25])" office:value-type="float" office:value="0.00465849331740469" calcext:value-type="float">
            <text:p>0.005</text:p>
          </table:table-cell>
          <table:table-cell table:style-name="ce2" table:formula="of:=STDEV([.D7:.D25])" office:value-type="float" office:value="0.00337661256256337" calcext:value-type="float">
            <text:p>0.003</text:p>
          </table:table-cell>
          <table:table-cell table:style-name="ce2" table:formula="of:=STDEV([.E7:.E25])" office:value-type="float" office:value="0.00983996394855042" calcext:value-type="float">
            <text:p>0.010</text:p>
          </table:table-cell>
          <table:table-cell table:style-name="ce2" table:formula="of:=STDEV([.F7:.F25])" office:value-type="float" office:value="0.0138080966958728" calcext:value-type="float">
            <text:p>0.014</text:p>
          </table:table-cell>
          <table:table-cell table:style-name="ce2" table:formula="of:=STDEV([.G7:.G25])" office:value-type="float" office:value="0.015108172851936" calcext:value-type="float">
            <text:p>0.015</text:p>
          </table:table-cell>
          <table:table-cell table:style-name="ce2" table:formula="of:=STDEV([.H7:.H25])" office:value-type="float" office:value="0.0211947671054666" calcext:value-type="float">
            <text:p>0.021</text:p>
          </table:table-cell>
          <table:table-cell table:style-name="ce2" table:formula="of:=STDEV([.I7:.I25])" office:value-type="float" office:value="0.0186483710774455" calcext:value-type="float">
            <text:p>0.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1:45:42.249425407</meta:creation-date>
    <dc:date>2019-07-17T13:48:35.251620787</dc:date>
    <meta:editing-duration>PT2M20S</meta:editing-duration>
    <meta:editing-cycles>1</meta:editing-cycles>
    <meta:document-statistic meta:table-count="1" meta:cell-count="178" meta:object-count="1"/>
    <meta:generator>LibreOffice/6.2.4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 chart:error-category="cell-range" chart:error-upper-range="Sheet1.B37:Sheet1.I37" chart:error-lower-range="Sheet1.B37:Sheet1.I3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 chart:error-category="cell-range" chart:error-upper-range="Sheet1.B37:Sheet1.I37" chart:error-lower-range="Sheet1.B37:Sheet1.I37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B37:Sheet1.I37" chart:error-lower-range="Sheet1.B37:Sheet1.I37" loext:std-weight="1"/>
      <style:graphic-properties draw:stroke="solid" svg:stroke-width="0.1cm" svg:stroke-color="#ffff38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45cm" svg:height="14.767cm" xlink:href=".." xlink:type="simple" chart:class="chart:scatter" chart:style-name="ch1">
        <chart:title svg:x="10.869cm" svg:y="0.431cm" chart:style-name="ch2">
          <text:p>Parallel_Pi_Avg_Time</text:p>
        </chart:title>
        <chart:plot-area chart:style-name="ch3" table:cell-range-address="Sheet1.A35:Sheet1.I36" chart:data-source-has-labels="both" svg:x="1.535cm" svg:y="1.505cm" svg:width="24.186cm" svg:height="11.986cm">
          <chartooo:coordinate-region svg:x="2.447cm" svg:y="1.705cm" svg:width="23.087cm" svg:height="11.139cm"/>
          <chart:axis chart:dimension="x" chart:name="primary-x" chart:style-name="ch4" chartooo:axis-type="auto">
            <chart:title svg:x="12.698cm" svg:y="13.786cm" chart:style-name="ch5">
              <text:p># of process</text:p>
            </chart:title>
            <chart:categories table:cell-range-address="Sheet1.B35:Sheet1.I35"/>
          </chart:axis>
          <chart:axis chart:dimension="y" chart:name="primary-y" chart:style-name="ch6">
            <chart:title svg:x="0.451cm" svg:y="7.846cm" chart:style-name="ch7">
              <text:p>sec.</text:p>
            </chart:title>
            <chart:grid chart:style-name="ch8" chart:class="major"/>
          </chart:axis>
          <chart:series chart:style-name="ch9" chart:values-cell-range-address="Sheet1.B36:Sheet1.I36" chart:label-cell-address="Sheet1.A36:Sheet1.A36" chart:class="chart:scatter">
            <chart:domain table:cell-range-address="Sheet1.B35:Sheet1.I35"/>
            <chart:error-indicator chart:style-name="ch10" chart:dimension="y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35:Sheet1.I3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Avg. time</text:p>
                <draw:g>
                  <svg:desc>Sheet1.A36:Sheet1.A36</svg:desc>
                </draw:g>
              </table:table-cell>
              <table:table-cell office:value-type="float" office:value="2.76205563157895">
                <text:p>2.76205563157895</text:p>
                <draw:g>
                  <svg:desc>Sheet1.B36:Sheet1.I36</svg:desc>
                </draw:g>
              </table:table-cell>
              <table:table-cell office:value-type="float" office:value="1.60540489473684">
                <text:p>1.60540489473684</text:p>
              </table:table-cell>
              <table:table-cell office:value-type="float" office:value="1.00687378947368">
                <text:p>1.00687378947368</text:p>
              </table:table-cell>
              <table:table-cell office:value-type="float" office:value="0.774763210526316">
                <text:p>0.774763210526316</text:p>
              </table:table-cell>
              <table:table-cell office:value-type="float" office:value="0.746199157894737">
                <text:p>0.746199157894737</text:p>
              </table:table-cell>
              <table:table-cell office:value-type="float" office:value="0.730414578947368">
                <text:p>0.730414578947368</text:p>
              </table:table-cell>
              <table:table-cell office:value-type="float" office:value="0.699020894736842">
                <text:p>0.699020894736842</text:p>
              </table:table-cell>
              <table:table-cell office:value-type="float" office:value="0.715863789473684">
                <text:p>0.715863789473684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0138724148951577">
                <text:p>0.0138724148951577</text:p>
                <draw:g>
                  <svg:desc>Sheet1.B37:Sheet1.I37</svg:desc>
                </draw:g>
              </table:table-cell>
              <table:table-cell office:value-type="float" office:value="0.00465849331740469">
                <text:p>0.00465849331740469</text:p>
              </table:table-cell>
              <table:table-cell office:value-type="float" office:value="0.00337661256256337">
                <text:p>0.00337661256256337</text:p>
              </table:table-cell>
              <table:table-cell office:value-type="float" office:value="0.00983996394855042">
                <text:p>0.00983996394855042</text:p>
              </table:table-cell>
              <table:table-cell office:value-type="float" office:value="0.0138080966958728">
                <text:p>0.0138080966958728</text:p>
              </table:table-cell>
              <table:table-cell office:value-type="float" office:value="0.015108172851936">
                <text:p>0.015108172851936</text:p>
              </table:table-cell>
              <table:table-cell office:value-type="float" office:value="0.0211947671054666">
                <text:p>0.0211947671054666</text:p>
              </table:table-cell>
              <table:table-cell office:value-type="float" office:value="0.0186483710774455">
                <text:p>0.0186483710774455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0138724148951577">
                <text:p>0.0138724148951577</text:p>
                <draw:g>
                  <svg:desc>Sheet1.B37:Sheet1.I37</svg:desc>
                </draw:g>
              </table:table-cell>
              <table:table-cell office:value-type="float" office:value="0.00465849331740469">
                <text:p>0.00465849331740469</text:p>
              </table:table-cell>
              <table:table-cell office:value-type="float" office:value="0.00337661256256337">
                <text:p>0.00337661256256337</text:p>
              </table:table-cell>
              <table:table-cell office:value-type="float" office:value="0.00983996394855042">
                <text:p>0.00983996394855042</text:p>
              </table:table-cell>
              <table:table-cell office:value-type="float" office:value="0.0138080966958728">
                <text:p>0.0138080966958728</text:p>
              </table:table-cell>
              <table:table-cell office:value-type="float" office:value="0.015108172851936">
                <text:p>0.015108172851936</text:p>
              </table:table-cell>
              <table:table-cell office:value-type="float" office:value="0.0211947671054666">
                <text:p>0.0211947671054666</text:p>
              </table:table-cell>
              <table:table-cell office:value-type="float" office:value="0.0186483710774455">
                <text:p>0.0186483710774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